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officeooo:rsid="0007a038" officeooo:paragraph-rsid="0007a038"/>
    </style:style>
    <style:style style:name="P2" style:family="paragraph" style:parent-style-name="Standard">
      <style:text-properties officeooo:rsid="0007a038" officeooo:paragraph-rsid="0007a038"/>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08e55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lections</text:h>
      <text:list xml:id="list2613980642" text:style-name="L1">
        <text:list-item>
          <text:p text:style-name="P3"><text:bookmark text:name="user-content-elections"/>List the names of all parties that stood in the election, ordered alphabetically by name.</text:p>
        </text:list-item>
      </text:list>
      <text:p text:style-name="Text_20_body"/>
      <text:list xml:id="list121231129863013" text:continue-numbering="true" text:style-name="L1">
        <text:list-item>
          <text:p text:style-name="P3">List the names of all parties that stood in the Bedminster ward.</text:p>
        </text:list-item>
      </text:list>
      <text:p text:style-name="Text_20_body"/>
      <text:list xml:id="list121231211832467" text:continue-numbering="true" text:style-name="L1">
        <text:list-item>
          <text:p text:style-name="P3">How many votes did Labour get in the Stockwood ward?</text:p>
        </text:list-item>
      </text:list>
      <text:p text:style-name="Text_20_body">select Candidate.votes FROM Party JOIN Candidate ON Candidate.party = Party.id JOIN Ward On Ward.id = Candidate.ward where Party.name = 'Labour' and <text:s/>Ward.name = 'Stockwood' limit 10;</text:p>
      <text:list xml:id="list121232679078844" text:continue-numbering="true" text:style-name="L1">
        <text:list-item>
          <text:p text:style-name="P3">List the names, parties and number of votes obtained for all candidates in the Southville ward. Order the candidates by number of votes obtained descending (winner comes first).</text:p>
        </text:list-item>
      </text:list>
      <text:p text:style-name="Text_20_body">select Candidate.name, Party.name, Candidate.votes FROM Candidate JOIN Party ON Candidate.party = Party.id JOIN Ward On Ward.id = Candidate.ward where <text:s/>Ward.name = 'Southville' ORDER by Candidate.votes DESC;</text:p>
      <text:list xml:id="list121231686167804" text:continue-numbering="true" text:style-name="L1">
        <text:list-item>
          <text:p text:style-name="P3">List the name, party and number of votes obtained for the winner only in the Knowle ward.</text:p>
        </text:list-item>
      </text:list>
      <text:p text:style-name="Text_20_body">select Candidate.name, Party.name, Candidate.votes FROM Candidate JOIN Party ON Candidate.party = Party.id JOIN Ward On Ward.id = Candidate.ward where <text:s/>Ward.name = 'Knowle' ORDER by Candidate.votes DESC LIMIT 1;</text:p>
      <text:p text:style-name="P2">For .mode column – there are other modes like list and tabs, but this is the prettiest one</text:p>
      <text:p text:style-name="P2">.<text:span text:style-name="T1">schema – display all of the schemas</text:span></text:p>
      <text:p text:style-name="P2"/>
      <text:h text:style-name="P1" text:outline-level="2">Census</text:h>
      <text:list xml:id="list122367485" text:style-name="L2">
        <text:list-item>
          <text:p text:style-name="P4"><text:bookmark text:name="user-content-census"/>The university of Bristol is situated in the Cabot ward (ward names are not always distinct, but this one is). Find the names and codes of the CLU, region and country containing the Cabot ward (CLU = county level unit = "row in County table").</text:p>
        </text:list-item>
      </text:list>
      <text:p text:style-name="Text_20_body">sqlite&gt; select ward.name, county.name, county.code, Region.name, Country.name FROM County JOIN Ward On Ward.parent = County.code JOIN Region ON County.parent = Region.code JOIN Country ON County.country = Country.code WHERE ward.name LIKE '%abot';</text:p>
      <text:list xml:id="list121231014604848" text:continue-numbering="true" text:style-name="L2">
        <text:list-item>
          <text:p text:style-name="P4">Find the number of women managers in the Cabot ward.</text:p>
        </text:list-item>
        <text:list-item>
          <text:p text:style-name="P4">For the Stoke Bishop ward, list the 9 occupation class names and the number of men in each occupation. Your table should have two columns called name and number.</text:p>
        </text:list-item>
      </text:list>
      <text:p text:style-name="P2"/>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4-11-22T10:57:43.619998062</meta:creation-date>
    <dc:date>2024-11-22T12:12:30.858701266</dc:date>
    <meta:editing-duration>PT4M6S</meta:editing-duration>
    <meta:editing-cycles>2</meta:editing-cycles>
    <meta:generator>LibreOffice/6.4.7.2$Linux_X86_64 LibreOffice_project/40$Build-2</meta:generator>
    <meta:document-statistic meta:table-count="0" meta:image-count="0" meta:object-count="0" meta:page-count="1" meta:paragraph-count="16" meta:word-count="310" meta:character-count="1932" meta:non-whitespace-character-count="1641"/>
  </office:meta>
</office:document-meta>
</file>